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(PRUEBAS - NO VALIDO) Venta a cliente - Prueb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111111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99999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/> </text:p>
          </table:table-cell>
        </table:table-row>
        <table:table-row>
          <table:table-cell table:style-name="Tabla1.A4" table:number-columns-spanned="3" office:value-type="string">
            <text:p text:style-name="P8">Consignatario(01):JORGE LOP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1212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UIS PEREZ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51515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14/06/2021</text:span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uperAdmin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1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500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500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se debe facturar a nombre 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1T15:41:0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